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10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7">S. MORAIS,/</text:p>
      <text:p text:style-name="P7">546 N. FIFTH STREET,/</text:p>
      <text:p text:style-name="P7">PHILADELPHIA./</text:p>
      <text:p text:style-name="P7"/>
      <text:p text:style-name="P6">[Page 1]</text:p>
      <text:p text:style-name="P7">For a funeral/</text:p>
      <text:p text:style-name="P6">There exist many species of heroism. <text:s/>Men are/ apt to attribute <text:span text:style-name="T2">it</text:span><text:span text:style-name="T3"> that virtue mainly, if not solely, to those,/ who, on the battle field, jeopardize life to carry off/ as trophies tattered banners; or, who leave upon the/ ground, drenched in blood, the dying and the dead of/ an inimical host. <text:s/>Doubtless, he is a hero, who fights/ for the conquest of right and of liberty. <text:s/>He is also a hero/ who, to rescue another being from dangers which are/ imminent, risks his own existence. <text:s/>I acknowledge he-/-roism in the act of putting vulgar seductions to the/ flight with the arms of moral force, or in </text:span><text:span text:style-name="T2">rising</text:span><text:span text:style-name="T3"> overcoming/ </text:span><text:span text:style-name="T2">above</text:span><text:span text:style-name="T3"> difficulties, which threaten to unman us./ <text:s/>But there is a species of heroism which few consider/ worthy of any credit, and which, according to a novel/ gospel, </text:span><text:span text:style-name="T2">some men</text:span><text:span text:style-name="T3"> persons are taught to regard even as cowardice itself./ <text:s/>It is the heroism of suffering physical tortures/ unmurmuringly; bearing the visitations of Providence/ resignedly, never attempting to enter into jud-/-gment with the Maker of the human frame;/ never harboring the wicked thought of cutting/</text:span><text:line-break/></text:p>
      <text:p text:style-name="P6">[Page 2]</text:p>
      <text:p text:style-name="P6">asunder the threads that hold <text:span text:style-name="T2">together</text:span><text:span text:style-name="T3"> the spirit/ </text:span><text:span text:style-name="T2">with</text:span><text:span text:style-name="T3"> and the flesh together. <text:s/>Now, believing that the/ </text:span><text:soft-page-break/><text:span text:style-name="T3">report given me by a son of the Jewess who lies/ enshrouded in this coffin, must be, </text:span><text:span text:style-name="T2">un</text:span><text:span text:style-name="T3"> free from exaggerating/ it behooves me to commend the heorine who en-/-dured paroxysims of pains, fierce bodily thrusts/ which might have maddened others, still keeping/ as serene as nature would allow, not to distress/ dear ones that ministered to her wants. <text:s/>All honor/ to her, all glory to her memory, and verily if the ma-/-xim of Israel's sages be drawn from on high; if/ our trials are the crucible in which our dross is/ cleansed, and whence we come forth purified sevenfold,/ then the departed has returned to her Creator pur-/-ged of her impurities, whether contracted by leaving/ the path of revealed religion behind, or by yeilding[sic!]/ to the foibles that we all are heir to. <text:s/>May her/ heroism under the fire of </text:span><text:span text:style-name="T2">storming</text:span><text:span text:style-name="T3"> long besieging death, joint/ to the exercise of womanly virtues in the various/ relations of life, as a child, a sister, a wife,/ a mother and a daughter of Israel, have ensure/d to her undying soul, bliss ineffable and ever lasting./</text:span></text:p>
      <text:p text:style-name="P6"><text:span text:style-name="T3"/></text:p>
      <text:p text:style-name="P6"><text:span text:style-name="T3">[Page 3]</text:span></text:p>
      <text:p text:style-name="P6"><text:span text:style-name="T3">But I would be guilty of unpardonable negligence,/ and I would do violence to my own feelings, if/ while bestowing a meed of praise on the deceased/ for her heroic fortitude, I did not duly honor/ the loving kindness which assuaged suffering,/ and softened the aching pillow of an agonizing/ mother. <text:s/>Yes: in the name of the religion/ which has promised blessings endurable here and/ hereafter to filial devotion, I extol and thank/ the offspring of Mrs T. S., whose obedience to/ the fifth behest of the Decalogue, rendered the/ transition, always fearful to contemplate, less/ harrowing. <text:s/>May your reward I...whom I know/ </text:span><text:span text:style-name="T2">by an enviably</text:span><text:span text:style-name="T3"> through a well earned </text:span><text:span text:style-name="T2">wide</text:span><text:span text:style-name="T3"> reputation, and all of you, sons/ and daughters of......, with whom I am/ not acquainted; may I say your recompense for/ having performed a heaven-given command, be/ abundant and continuous. <text:s/>May the Almighty/ hover above your household even as the ancient Teachers of/ our people have declared, that to be devoted to/ our parents, is to draw the Divinity towards/ us and secure His dwelling in our midst./</text:span></text:p>
      <text:p text:style-name="P6"><text:span text:style-name="T3"/></text:p>
      <text:p text:style-name="P6"><text:span text:style-name="T3">[Page 4]</text:span></text:p>
      <text:p text:style-name="P6"><text:span text:style-name="T3">And upon this day, on which we enter/ the mouth of Elul, the precursor of that/ solemn season, during which the faithful/ seek to propitiate the pardon, grace and/ compassion of the Most High, be the herald/ of consolation to the bereaved; the harbinger/ of social and political advancement to/ persecuted Israel, and the forerunner of the/ elevation of the living and the beatification/ of the dead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8T13:43:28.84</meta:creation-date>
    <meta:document-statistic meta:table-count="0" meta:image-count="0" meta:object-count="0" meta:page-count="3" meta:paragraph-count="73" meta:word-count="808" meta:character-count="5093"/>
    <dc:date>2012-10-08T14:17:12.66</dc:date>
    <dc:creator>Penn Libraries</dc:creator>
    <meta:editing-duration>PT00H01M43S</meta:editing-duration>
    <meta:editing-cycles>1</meta:editing-cycles>
    <meta:generator>OpenOffice.org/3.2$Win32 OpenOffice.org_project/320m12$Build-9483</meta:generator>
  </office:meta>
</office:document-meta>
</file>